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aaaa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07:21:36.146201775</meta:creation-date>
    <dc:date>2020-12-04T07:21:56.647607043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5.2$Linux_X86_64 LibreOffice_project/40$Build-2</meta:generator>
  </office:meta>
</office:document-meta>
</file>